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padding="0.0193in" fo:border="0.06pt solid #e5e7eb" style:writing-mode="lr-tb"/>
      <style:text-properties loext:padding="0.0193in" loext:border="0.06pt solid #e5e7eb"/>
    </style:style>
    <style:style style:name="P2" style:family="paragraph" style:parent-style-name="Standard">
      <style:text-properties loext:padding="0.0193in" loext:border="0.06pt solid #e5e7eb"/>
    </style:style>
    <style:style style:name="P3" style:family="paragraph" style:parent-style-name="Standard">
      <style:text-properties officeooo:rsid="001d5da8" officeooo:paragraph-rsid="001d5da8"/>
    </style:style>
    <style:style style:name="P4" style:family="paragraph" style:parent-style-name="Standard">
      <style:text-properties officeooo:rsid="001d5da8" officeooo:paragraph-rsid="001d84e6"/>
    </style:style>
    <style:style style:name="T1" style:family="text">
      <style:text-properties officeooo:rsid="001d84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D's secret to great public speaking</text:h>
      <text:p text:style-name="P2">Chris Anderson |TED Studio• March 2016</text:p>
      <text:p text:style-name="Standard"/>
      <text:p text:style-name="P3">In order to prepare for your own Ted talk, let’s listen to a video in which Chris Anderson, Head of TED, offers a few ideas on what makes a good TED talk.</text:p>
      <text:p text:style-name="P3"/>
      <text:p text:style-name="P3">Listen to the video and answer the following questions:</text:p>
      <text:p text:style-name="P3"/>
      <text:p text:style-name="P3">1) Is there a TED talk formula? What would be the risks?</text:p>
      <text:p text:style-name="P3"/>
      <text:p text:style-name="P3"/>
      <text:p text:style-name="P3">2) According to the speaker, what is the one thing all great TED talks have in common?</text:p>
      <text:p text:style-name="P3"/>
      <text:p text:style-name="P3"/>
      <text:p text:style-name="P3">3) What is the speaker’s definition of an idea?</text:p>
      <text:p text:style-name="P3"/>
      <text:p text:style-name="P3"/>
      <text:p text:style-name="P3">4) Give some examples of ideas shared during some memorable TED talks:</text:p>
      <text:p text:style-name="P3">_</text:p>
      <text:p text:style-name="P3">_</text:p>
      <text:p text:style-name="P3">_</text:p>
      <text:p text:style-name="P3"/>
      <text:p text:style-name="P4">5) <text:span text:style-name="T1">What example is given of the importance of ideas?</text:span></text:p>
      <text:p text:style-name="P4"/>
      <text:p text:style-name="P4"/>
      <text:p text:style-name="P4"><text:span text:style-name="T1">6) Why do ideas matter?</text:span></text:p>
      <text:p text:style-name="P4"/>
      <text:p text:style-name="P4"/>
      <text:p text:style-name="P4"><text:span text:style-name="T1">7) What are the 4 guidelines to help you with the task of building ideas inside the mind of the audience?</text:span></text:p>
      <text:p text:style-name="P4"/>
      <text:p text:style-name="P4"/>
      <text:p text:style-name="P4"/>
      <text:p text:style-name="P4"/>
      <text:p text:style-name="P4"/>
      <text:p text:style-name="P4"><text:span text:style-name="T1">8) What example is given?</text:span></text:p>
      <text:p text:style-name="P4"/>
      <text:p text:style-name="P4"/>
      <text:p text:style-name="P4"/>
      <text:p text:style-name="P4"><text:span text:style-name="T1">9) What will make your talk an interesting one?</text:span></text:p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4:41:36.212922590</meta:creation-date>
    <dc:date>2024-01-14T14:56:36.668164217</dc:date>
    <meta:editing-duration>PT4M40S</meta:editing-duration>
    <meta:editing-cycles>1</meta:editing-cycles>
    <meta:document-statistic meta:table-count="0" meta:image-count="0" meta:object-count="0" meta:page-count="1" meta:paragraph-count="17" meta:word-count="156" meta:character-count="799" meta:non-whitespace-character-count="658"/>
    <meta:generator>LibreOffice/7.3.7.2$Linux_X86_64 LibreOffice_project/30$Build-2</meta:generator>
  </office:meta>
</office:document-meta>
</file>